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445cm"/>
    </style:style>
    <style:style style:name="gr5" style:family="graphic" style:parent-style-name="objectwithoutfill">
      <style:graphic-properties draw:stroke="dash" draw:stroke-dash="Fine_20_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.036cm"/>
    </style:style>
    <style:style style:name="gr7" style:family="graphic" style:parent-style-name="standard">
      <style:graphic-properties draw:stroke="none" svg:stroke-color="#000000" draw:fill="none" draw:fill-color="#ffffff" fo:min-height="1.683cm"/>
    </style:style>
    <style:style style:name="gr8" style:family="graphic" style:parent-style-name="standard">
      <style:graphic-properties draw:stroke="none" svg:stroke-color="#000000" draw:fill="none" draw:fill-color="#ffffff" fo:min-height="1.524cm"/>
    </style:style>
    <style:style style:name="gr9" style:family="graphic" style:parent-style-name="standard">
      <style:graphic-properties draw:stroke="none" svg:stroke-color="#000000" draw:fill="none" draw:fill-color="#ffffff" fo:min-height="2.032cm"/>
    </style:style>
    <style:style style:name="gr10" style:family="graphic" style:parent-style-name="standard">
      <style:graphic-properties draw:fill="hatch" draw:fill-color="#ff00ff" draw:fill-hatch-name="Hatching_20_salmon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svg:stroke-color="#0000ff" draw:marker-start-width="0.356cm" draw:marker-end-width="0.356cm" draw:fill="hatch" draw:fill-hatch-name="Hatching_20_47" draw:fill-hatch-solid="false" draw:opacity="100%" draw:textarea-horizontal-align="justify" draw:textarea-vertical-align="middle" draw:auto-grow-height="false" fo:padding-top="0.176cm" fo:padding-bottom="0.176cm" fo:padding-left="0.301cm" fo:padding-right="0.301cm" draw:shadow-offset-x="0.203cm" draw:shadow-offset-y="0.203cm" draw:shadow-opacity="100%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svg:stroke-color="#333333" draw:fill="solid" draw:fill-color="#33333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2.925cm"/>
    </style:style>
    <style:style style:name="gr16" style:family="graphic" style:parent-style-name="standard">
      <style:graphic-properties draw:stroke="none" svg:stroke-color="#000000" draw:fill="none" draw:fill-color="#ffffff" fo:min-height="1.778cm"/>
    </style:style>
    <style:style style:name="gr17" style:family="graphic" style:parent-style-name="standard">
      <style:graphic-properties svg:stroke-width="0.203cm" svg:stroke-color="#333333" draw:marker-start="Arrow" draw:marker-start-width="0.603cm" draw:marker-end="Arrow" draw:marker-end-width="0.603cm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draw:stroke="none" svg:stroke-color="#000000" draw:fill="none" draw:fill-color="#ffffff" fo:min-height="1.782cm"/>
    </style:style>
    <style:style style:name="gr19" style:family="graphic" style:parent-style-name="standard">
      <style:graphic-properties draw:stroke="none" svg:stroke-color="#000000" draw:fill="none" draw:fill-color="#ffffff" fo:min-height="1.528cm"/>
    </style:style>
    <style:style style:name="gr20" style:family="graphic" style:parent-style-name="standard">
      <style:graphic-properties svg:stroke-color="#e171f2" draw:fill="hatch" draw:fill-hatch-name="Hatching_20_salmon" draw:fill-hatch-solid="false" draw:textarea-horizontal-align="justify" draw:textarea-vertical-align="middle" draw:auto-grow-height="false"/>
    </style:style>
    <style:style style:name="gr21" style:family="graphic" style:parent-style-name="standard">
      <style:graphic-properties draw:fill="hatch" draw:fill-color="#ffffcc" draw:fill-hatch-name="Hatching_20_45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fo:min-height="1.02cm"/>
    </style:style>
    <style:style style:name="gr23" style:family="graphic" style:parent-style-name="objectwithoutfill">
      <style:graphic-properties svg:stroke-width="0.203cm" svg:stroke-color="#000080" draw:marker-start-width="0.508cm" draw:marker-end-width="0.508cm" draw:fill="none" draw:textarea-vertical-align="middle" fo:padding-top="0.226cm" fo:padding-bottom="0.226cm" fo:padding-left="0.351cm" fo:padding-right="0.351cm"/>
    </style:style>
    <style:style style:name="gr24" style:family="graphic" style:parent-style-name="standard">
      <style:graphic-properties draw:stroke="none" draw:fill="none" fo:min-height="1.125cm"/>
    </style:style>
    <style:style style:name="gr25" style:family="graphic" style:parent-style-name="standard">
      <style:graphic-properties draw:stroke="none" svg:stroke-color="#000000" draw:fill="none" draw:fill-color="#ffffff" fo:min-height="2.163cm"/>
    </style:style>
    <style:style style:name="gr26" style:family="graphic" style:parent-style-name="standard">
      <style:graphic-properties draw:stroke="none" svg:stroke-color="#000000" draw:fill="none" draw:fill-color="#ffffff" fo:min-height="2.286cm"/>
    </style:style>
    <style:style style:name="gr27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28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solid" draw:fill-color="#99ccff" fo:min-height="1.905cm"/>
    </style:style>
    <style:style style:name="gr30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fo:min-height="2.417cm"/>
    </style:style>
    <style:style style:name="gr3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solid" draw:fill-color="#99ccff" fo:min-height="2.893cm"/>
    </style:style>
    <style:style style:name="gr34" style:family="graphic" style:parent-style-name="standard">
      <style:graphic-properties draw:fill="hatch" draw:fill-color="#ffcc99" draw:fill-hatch-name="Hatching_20_45" draw:fill-hatch-solid="false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fo:min-height="1.274cm"/>
    </style:style>
    <style:style style:name="gr36" style:family="graphic" style:parent-style-name="standard">
      <style:graphic-properties svg:stroke-width="0.356cm" svg:stroke-color="#e171f2" draw:marker-start="Arrow" draw:marker-start-width="0.831cm" draw:marker-end="Arrow" draw:marker-end-width="0.831cm" draw:fill="solid" draw:fill-color="#e171f2" draw:textarea-vertical-align="middle" fo:padding-top="0.3cm" fo:padding-bottom="0.3cm" fo:padding-left="0.425cm" fo:padding-right="0.42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8" style:family="graphic" style:parent-style-name="standard">
      <style:graphic-properties svg:stroke-color="#333333" draw:fill="solid" draw:fill-color="#0000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1.147cm" fo:min-width="0cm" draw:shadow-offset-x="0.203cm" draw:shadow-offset-y="0.203cm"/>
    </style:style>
    <style:style style:name="gr40" style:family="graphic" style:parent-style-name="standard">
      <style:graphic-properties draw:stroke="none" svg:stroke-color="#000000" draw:fill="none" draw:fill-color="#ffffff" fo:min-height="0.893cm"/>
    </style:style>
    <style:style style:name="gr41" style:family="graphic" style:parent-style-name="standard">
      <style:graphic-properties svg:stroke-color="#83caff" draw:fill="solid" draw:fill-color="#83caff" draw:opacity="50%" draw:textarea-horizontal-align="justify" draw:textarea-vertical-align="middle" draw:auto-grow-height="false" draw:shadow-opacity="50%"/>
    </style:style>
    <style:style style:name="gr42" style:family="graphic" style:parent-style-name="standard">
      <style:graphic-properties svg:stroke-color="#83caff" draw:fill="solid" draw:fill-color="#83caff" draw:opacity="50%" draw:textarea-horizontal-align="justify" draw:textarea-vertical-align="middle" draw:auto-grow-height="false" draw:shadow-opacity="50%"/>
    </style:style>
    <style:style style:name="gr43" style:family="graphic" style:parent-style-name="standard">
      <style:graphic-properties svg:stroke-color="#333333" draw:fill="hatch" draw:fill-color="#666666" draw:fill-hatch-name="Hatching_20_46" draw:fill-hatch-solid="true" draw:textarea-horizontal-align="justify" draw:textarea-vertical-align="middle" draw:auto-grow-height="false" fo:min-height="0cm" fo:min-width="0cm"/>
    </style:style>
    <style:style style:name="gr44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5" style:family="graphic" style:parent-style-name="standard">
      <style:graphic-properties draw:stroke="none" draw:fill="none" fo:min-height="2.833cm"/>
    </style:style>
    <style:style style:name="gr46" style:family="graphic" style:parent-style-name="standard">
      <style:graphic-properties svg:stroke-width="0.102cm" svg:stroke-color="#0000ff" draw:marker-start-width="0.352cm" draw:marker-end-width="0.352cm" draw:fill="solid" draw:fill-color="#660066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47" style:family="graphic" style:parent-style-name="standard">
      <style:graphic-properties svg:stroke-width="0.102cm" svg:stroke-color="#0000ff" draw:marker-start-width="0.356cm" draw:marker-end-width="0.356cm" draw:fill="solid" draw:fill-color="#660066" draw:opacity="20%" draw:textarea-horizontal-align="justify" draw:textarea-vertical-align="middle" draw:auto-grow-height="false" fo:padding-top="0.176cm" fo:padding-bottom="0.176cm" fo:padding-left="0.301cm" fo:padding-right="0.301cm" draw:shadow-opacity="20%"/>
    </style:style>
    <style:style style:name="gr48" style:family="graphic" style:parent-style-name="standard">
      <style:graphic-properties svg:stroke-color="#333333" draw:fill="solid" draw:fill-color="#ff3333" draw:fill-hatch-solid="true" draw:textarea-horizontal-align="justify" draw:textarea-vertical-align="middle" draw:auto-grow-height="false" fo:min-height="0cm" fo:min-width="0cm" draw:shadow-offset-x="0.203cm" draw:shadow-offset-y="0.203cm"/>
    </style:style>
    <style:style style:name="gr49" style:family="graphic" style:parent-style-name="standard">
      <style:graphic-properties draw:stroke="none" svg:stroke-width="0.203cm" svg:stroke-color="#0000ff" draw:fill="none" fo:min-height="2.203cm" fo:padding-top="0.226cm" fo:padding-bottom="0.226cm" fo:padding-left="0.351cm" fo:padding-right="0.351cm"/>
    </style:style>
    <style:style style:name="gr50" style:family="graphic" style:parent-style-name="standard">
      <style:graphic-properties svg:stroke-color="#c0c0c0" draw:fill="solid" draw:fill-color="#b3b3b3" draw:textarea-horizontal-align="justify" draw:textarea-vertical-align="middle" draw:auto-grow-height="false"/>
    </style:style>
    <style:style style:name="gr51" style:family="graphic" style:parent-style-name="standard">
      <style:graphic-properties draw:fill="hatch" draw:fill-color="#ffffff" draw:fill-hatch-name="hatchingGrey" draw:fill-hatch-solid="true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fo:min-height="2.798cm"/>
    </style:style>
    <style:style style:name="gr5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54" style:family="graphic" style:parent-style-name="standard">
      <style:graphic-properties draw:stroke="none" svg:stroke-color="#000000" draw:fill="none" draw:fill-color="#ffffff" fo:min-height="3.175cm"/>
    </style:style>
    <style:style style:name="gr55" style:family="graphic" style:parent-style-name="objectwithoutfill">
      <style:graphic-properties draw:stroke="dash" draw:stroke-dash="Fine_20_Dashed_20__28_var_29_"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52cm" svg:stroke-color="#00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5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color="#800080" fo:font-size="24pt" fo:font-weight="bold" style:font-size-asian="24pt" style:font-weight-asian="bold" style:font-size-complex="24pt" style:font-weight-complex="bold"/>
    </style:style>
    <style:style style:name="P6" style:family="paragraph">
      <style:text-properties style:use-window-font-color="true"/>
    </style:style>
    <style:style style:name="P7" style:family="paragraph">
      <style:paragraph-properties fo:text-align="center"/>
      <style:text-properties fo:color="#c5000b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style:use-window-font-color="true" fo:font-size="18pt"/>
    </style:style>
    <style:style style:name="P11" style:family="paragraph">
      <style:paragraph-properties fo:text-align="center"/>
      <style:text-properties fo:color="#c5000b" fo:font-size="18pt"/>
    </style:style>
    <style:style style:name="P12" style:family="paragraph">
      <style:text-properties fo:color="#800080" fo:font-size="66pt" fo:font-weight="bold" style:font-size-asian="66pt" style:font-weight-asian="bold" style:font-size-complex="66pt" style:font-weight-complex="bold"/>
    </style:style>
    <style:style style:name="P13" style:family="paragraph">
      <style:text-properties fo:color="#000000" fo:font-size="66pt" fo:font-weight="bold" style:font-size-asian="66pt" style:font-weight-asian="bold" style:font-size-complex="66pt" style:font-weight-complex="bold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style:text-properties fo:color="#800080" fo:font-size="40pt" fo:font-weight="bold" style:font-size-asian="40pt" style:font-weight-asian="bold" style:font-size-complex="40pt" style:font-weight-complex="bold"/>
    </style:style>
    <style:style style:name="P16" style:family="paragraph">
      <style:text-properties fo:color="#000080" fo:font-size="40pt" fo:font-weight="bold" style:font-size-asian="40pt" style:font-weight-asian="bold" style:font-size-complex="40pt" style:font-weight-complex="bold"/>
    </style:style>
    <style:style style:name="P17" style:family="paragraph">
      <style:text-properties fo:color="#800080" fo:font-size="28pt" style:font-size-asian="28pt" style:font-size-complex="28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style:text-properties fo:color="#0000ff"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font-size="22pt"/>
    </style:style>
    <style:style style:name="P21" style:family="paragraph">
      <style:text-properties fo:font-size="18pt"/>
    </style:style>
    <style:style style:name="P22" style:family="paragraph">
      <style:text-properties fo:font-size="40pt"/>
    </style:style>
    <style:style style:name="P23" style:family="paragraph">
      <style:paragraph-properties fo:text-align="center"/>
      <style:text-properties fo:font-size="28pt"/>
    </style:style>
    <style:style style:name="P24" style:family="paragraph">
      <style:text-properties fo:color="#800080" fo:font-size="22pt" style:font-size-asian="22pt" style:font-size-complex="22pt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style:paragraph-properties fo:text-align="center"/>
      <style:text-properties fo:color="#000080" fo:font-size="24pt" fo:font-weight="bold" style:font-size-asian="22pt" style:font-size-complex="22pt"/>
    </style:style>
    <style:style style:name="P28" style:family="paragraph">
      <style:text-properties fo:font-size="26pt" fo:font-weight="bold" style:font-size-asian="26pt" style:font-weight-asian="bold" style:font-size-complex="26pt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color="#800080" fo:font-size="28pt" fo:font-weight="bold" style:font-size-asian="28pt" style:font-size-complex="28pt"/>
    </style:style>
    <style:style style:name="P31" style:family="paragraph">
      <style:paragraph-properties fo:text-align="center"/>
      <style:text-properties fo:font-size="18pt" fo:font-weight="bold" style:font-weight-asian="bold" style:font-weight-complex="bold"/>
    </style:style>
    <style:style style:name="P32" style:family="paragraph">
      <style:paragraph-properties fo:text-align="center"/>
      <style:text-properties fo:color="#800080" fo:font-size="32pt" style:font-size-asian="32pt" style:font-size-complex="32pt"/>
    </style:style>
    <style:style style:name="P33" style:family="paragraph">
      <style:paragraph-properties fo:text-align="center"/>
      <style:text-properties fo:font-size="36pt" style:font-size-asian="36pt" style:font-size-complex="36pt"/>
    </style:style>
    <style:style style:name="P34" style:family="paragraph">
      <style:paragraph-properties fo:text-align="center"/>
      <style:text-properties fo:color="#800080" fo:font-size="36pt" fo:font-weight="bold" style:font-size-asian="36pt" style:font-size-complex="36pt"/>
    </style:style>
    <style:style style:name="P35" style:family="paragraph">
      <style:paragraph-properties fo:text-align="center"/>
      <style:text-properties fo:font-size="32pt"/>
    </style:style>
    <style:style style:name="P3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7" style:family="paragraph"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text-position="sub 58%" fo:font-size="22pt" fo:font-weight="bold" style:font-size-asian="22pt" style:font-weight-asian="bold" style:font-size-complex="22pt" style:font-weight-complex="bold"/>
    </style:style>
    <style:style style:name="T7" style:family="text">
      <style:text-properties style:text-position="super 58%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style:style style:name="T9" style:family="text">
      <style:text-properties style:text-position="sub 58%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800080"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c5000b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c5000b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c5000b" fo:font-size="18pt"/>
    </style:style>
    <style:style style:name="T19" style:family="text">
      <style:text-properties fo:color="#800080" fo:font-size="66pt" fo:font-weight="bold" style:font-size-asian="66pt" style:font-weight-asian="bold" style:font-size-complex="66pt" style:font-weight-complex="bold"/>
    </style:style>
    <style:style style:name="T20" style:family="text">
      <style:text-properties fo:color="#000000" fo:font-size="66pt" fo:font-weight="bold" style:font-size-asian="66pt" style:font-weight-asian="bold" style:font-size-complex="66pt" style:font-weight-complex="bold"/>
    </style:style>
    <style:style style:name="T21" style:family="text">
      <style:text-properties fo:color="#000000" style:text-position="super 58%" fo:font-size="66pt" fo:font-weight="bold" style:font-size-asian="66pt" style:font-weight-asian="bold" style:font-size-complex="66pt" style:font-weight-complex="bold"/>
    </style:style>
    <style:style style:name="T22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800080" fo:font-size="40pt" fo:font-weight="bold" style:font-size-asian="40pt" style:font-weight-asian="bold" style:font-size-complex="40pt" style:font-weight-complex="bold"/>
    </style:style>
    <style:style style:name="T24" style:family="text">
      <style:text-properties fo:color="#800080" style:text-position="sub 58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000080" fo:font-size="40pt" fo:font-weight="bold" style:font-size-asian="40pt" style:font-weight-asian="bold" style:font-size-complex="40pt" style:font-weight-complex="bold"/>
    </style:style>
    <style:style style:name="T26" style:family="text">
      <style:text-properties fo:color="#000080" style:text-position="sub 58%" fo:font-size="40pt" fo:font-weight="bold" style:font-size-asian="40pt" style:font-weight-asian="bold" style:font-size-complex="40pt" style:font-weight-complex="bold"/>
    </style:style>
    <style:style style:name="T27" style:family="text">
      <style:text-properties fo:color="#800080" fo:font-size="28pt" style:font-size-asian="28pt" style:font-size-complex="28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style:style style:name="T31" style:family="text">
      <style:text-properties style:text-position="super 58%"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33" style:family="text">
      <style:text-properties fo:font-family="Arial" style:font-family-generic="roman" style:font-pitch="variable" fo:font-size="28pt" style:font-family-asian="Ubuntu" style:font-style-name-asian="Regular" style:font-size-asian="28pt" style:font-family-complex="Ubuntu" style:font-style-name-complex="Regular" style:font-size-complex="28pt"/>
    </style:style>
    <style:style style:name="T34" style:family="text">
      <style:text-properties style:text-position="sub 58%" fo:font-size="28pt" fo:font-weight="bold" style:font-size-asian="28pt" style:font-weight-asian="bold" style:font-size-complex="28pt" style:font-weight-complex="bold"/>
    </style:style>
    <style:style style:name="T35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0000ff" fo:font-family="TeXGyreAdventor" style:font-style-name="Regular" fo:font-size="26pt" fo:font-weight="bold" style:font-family-asian="TeXGyreAdventor" style:font-style-name-asian="Regular" style:font-size-asian="26pt" style:font-weight-asian="bold" style:font-family-complex="TeXGyreAdventor" style:font-style-name-complex="Regular" style:font-size-complex="26pt" style:font-weight-complex="bold"/>
    </style:style>
    <style:style style:name="T37" style:family="text">
      <style:text-properties fo:color="#800080" style:text-position="super 58%" fo:font-size="40pt" fo:font-weight="bold" style:font-size-asian="40pt" style:font-weight-asian="bold" style:font-size-complex="40pt" style:font-weight-complex="bold"/>
    </style:style>
    <style:style style:name="T38" style:family="text">
      <style:text-properties fo:font-family="Ubuntu" style:font-style-name="Regular" fo:font-size="28pt" style:font-family-asian="Ubuntu" style:font-style-name-asian="Regular" style:font-size-asian="28pt" style:font-family-complex="Ubuntu" style:font-style-name-complex="Regular" style:font-size-complex="28pt"/>
    </style:style>
    <style:style style:name="T39" style:family="text">
      <style:text-properties fo:color="#800080" fo:font-size="22pt" style:font-size-asian="22pt" style:font-size-complex="22pt"/>
    </style:style>
    <style:style style:name="T40" style:family="text">
      <style:text-properties style:text-position="sub 58%" fo:font-size="26pt" fo:font-weight="bold" style:font-size-asian="26pt" style:font-weight-asian="bold" style:font-size-complex="26pt" style:font-weight-complex="bold"/>
    </style:style>
    <style:style style:name="T41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42" style:family="text">
      <style:text-properties style:text-position="0% 100%" fo:font-family="Ubuntu" style:font-style-name="Regular" fo:font-size="26pt" fo:font-weight="bold" style:font-family-asian="Ubuntu" style:font-style-name-asian="Regular" style:font-size-asian="26pt" style:font-weight-asian="bold" style:font-family-complex="Ubuntu" style:font-style-name-complex="Regular" style:font-size-complex="26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color="#000080" fo:font-size="24pt" fo:font-weight="bold" style:font-size-asian="22pt" style:font-size-complex="22pt"/>
    </style:style>
    <style:style style:name="T45" style:family="text">
      <style:text-properties fo:color="#000080" style:text-position="sub 58%" fo:font-size="24pt" fo:font-weight="bold" style:font-size-asian="22pt" style:font-size-complex="22pt"/>
    </style:style>
    <style:style style:name="T46" style:family="text">
      <style:text-properties fo:color="#000080" style:text-position="super 58%" fo:font-size="24pt" fo:font-weight="bold" style:font-size-asian="22pt" style:font-size-complex="22pt"/>
    </style:style>
    <style:style style:name="T47" style:family="text">
      <style:text-properties fo:font-size="48pt" fo:font-weight="bold" style:font-size-asian="48pt" style:font-weight-asian="bold" style:font-size-complex="48pt" style:font-weight-complex="bold"/>
    </style:style>
    <style:style style:name="T48" style:family="text">
      <style:text-properties style:text-position="sub 58%" fo:font-size="48pt" fo:font-weight="bold" style:font-size-asian="48pt" style:font-weight-asian="bold" style:font-size-complex="48pt" style:font-weight-complex="bold"/>
    </style:style>
    <style:style style:name="T49" style:family="text">
      <style:text-properties fo:color="#800080" fo:font-size="28pt" fo:font-weight="bold" style:font-size-asian="28pt" style:font-size-complex="28pt"/>
    </style:style>
    <style:style style:name="T50" style:family="text">
      <style:text-properties fo:color="#800080" style:text-position="sub 58%" fo:font-size="28pt" fo:font-weight="bold" style:font-size-asian="28pt" style:font-size-complex="28pt"/>
    </style:style>
    <style:style style:name="T51" style:family="text">
      <style:text-properties fo:color="#800080" style:text-position="super 58%" fo:font-size="28pt" fo:font-weight="bold" style:font-size-asian="28pt" style:font-size-complex="28pt"/>
    </style:style>
    <style:style style:name="T52" style:family="text">
      <style:text-properties fo:color="#800080" fo:font-size="32pt" fo:font-weight="bold" style:font-size-asian="32pt" style:font-size-complex="32pt"/>
    </style:style>
    <style:style style:name="T53" style:family="text">
      <style:text-properties fo:color="#800080" style:text-position="sub 58%" fo:font-size="32pt" fo:font-weight="bold" style:font-size-asian="32pt" style:font-size-complex="32pt"/>
    </style:style>
    <style:style style:name="T54" style:family="text">
      <style:text-properties fo:color="#800080" fo:font-size="36pt" fo:font-weight="bold" style:font-size-asian="36pt" style:font-size-complex="36pt"/>
    </style:style>
    <style:style style:name="T55" style:family="text">
      <style:text-properties fo:color="#800080" style:text-position="sub 58%"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469cm" svg:height="8.101cm" svg:x="8.747cm" svg:y="2.043cm">
          <text:p text:style-name="P1"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413cm" svg:height="2.413cm" svg:x="2.524cm" svg:y="13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4" draw:text-style-name="P2" draw:layer="layout" svg:width="5.588cm" svg:height="2.695cm" svg:x="7.858cm" svg:y="16.367cm">
          <draw:text-box>
            <text:p><text:span text:style-name="T2">u</text:span><text:span text:style-name="T3">1</text:span></text:p>
          </draw:text-box>
        </draw:frame>
        <draw:line draw:style-name="gr5" draw:text-style-name="P1" draw:layer="layout" svg:x1="8.747cm" svg:y1="2.016cm" svg:x2="8.62cm" svg:y2="16.367cm">
          <text:p/>
        </draw:line>
        <draw:frame draw:style-name="gr6" draw:text-style-name="P2" draw:layer="layout" svg:width="2.921cm" svg:height="2.286cm" svg:x="17.891cm" svg:y="16.494cm">
          <draw:text-box>
            <text:p><text:span text:style-name="T2">X</text:span><text:span text:style-name="T4">1</text:span></text:p>
          </draw:text-box>
        </draw:frame>
        <draw:frame draw:style-name="gr7" draw:text-style-name="P2" draw:layer="layout" svg:width="2.286cm" svg:height="1.933cm" svg:x="0.746cm" svg:y="2.369cm">
          <draw:text-box>
            <text:p><text:span text:style-name="T2">X</text:span><text:span text:style-name="T4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line draw:style-name="gr5" draw:text-style-name="P1" draw:layer="layout" svg:x1="19.288cm" svg:y1="10.144cm" svg:x2="2.397cm" svg:y2="10.017cm">
          <text:p/>
        </draw:line>
        <draw:frame draw:style-name="gr4" draw:text-style-name="P2" draw:layer="layout" svg:width="5.588cm" svg:height="2.695cm" svg:x="1cm" svg:y="9.509cm">
          <draw:text-box>
            <text:p><text:span text:style-name="T2">u</text:span><text:span text:style-name="T3">2</text:span></text:p>
          </draw:text-box>
        </draw:frame>
        <draw:frame draw:style-name="gr8" draw:text-style-name="P3" draw:layer="layout" svg:width="3.175cm" svg:height="1.774cm" svg:x="4.302cm" svg:y="16.498cm">
          <draw:text-box>
            <text:p><text:span text:style-name="T5">u</text:span><text:span text:style-name="T6">1</text:span><text:span text:style-name="T7">0</text:span></text:p>
          </draw:text-box>
        </draw:frame>
        <draw:frame draw:style-name="gr8" draw:text-style-name="P3" draw:layer="layout" svg:width="3.175cm" svg:height="1.774cm" svg:x="0.619cm" svg:y="13.446cm">
          <draw:text-box>
            <text:p><text:span text:style-name="T5">u</text:span><text:span text:style-name="T6">2</text:span><text:span text:style-name="T7">0</text:span></text:p>
          </draw:text-box>
        </draw:frame>
        <draw:frame draw:style-name="gr9" draw:text-style-name="P4" draw:layer="layout" svg:width="2.54cm" svg:height="2.291cm" svg:x="11.16cm" svg:y="13.192cm">
          <draw:text-box>
            <text:p><text:span text:style-name="T8">A</text:span><text:span text:style-name="T9">0</text:span></text:p>
          </draw:text-box>
        </draw:frame>
        <draw:custom-shape draw:style-name="gr10" draw:text-style-name="P1" draw:layer="layout" svg:width="16.891cm" svg:height="8.001cm" svg:x="2.397cm" svg:y="2.0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0.414cm" svg:height="6.096cm" svg:x="8.62cm" svg:y="10.14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1" draw:text-style-name="P5" draw:layer="layout" svg:width="10.033cm" svg:height="9.017cm" svg:x="2.57cm" svg:y="7.3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6" draw:text-style-name="P2" draw:layer="layout" svg:width="2.921cm" svg:height="2.286cm" svg:x="17.891cm" svg:y="16.494cm">
          <draw:text-box>
            <text:p><text:span text:style-name="T2">X</text:span><text:span text:style-name="T4">1</text:span></text:p>
          </draw:text-box>
        </draw:frame>
        <draw:frame draw:style-name="gr7" draw:text-style-name="P2" draw:layer="layout" svg:width="2.286cm" svg:height="1.933cm" svg:x="0.746cm" svg:y="2.369cm">
          <draw:text-box>
            <text:p><text:span text:style-name="T2">X</text:span><text:span text:style-name="T4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custom-shape draw:style-name="gr13" draw:text-style-name="P1" draw:layer="layout" svg:width="0.635cm" svg:height="0.762cm" svg:x="15.09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762cm" svg:x="13.192cm" svg:y="2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5.969cm" svg:height="3.175cm" svg:x="8.874cm" svg:y="6.207cm">
          <draw:text-box>
            <text:p text:style-name="P1"><text:span text:style-name="T10">Perception</text:span></text:p>
            <text:p><text:span text:style-name="T10"><text:s/></text:span><text:span text:style-name="T10">threshold</text:span></text:p>
            <text:p/>
          </draw:text-box>
        </draw:frame>
        <draw:frame draw:style-name="gr16" draw:text-style-name="P6" draw:layer="layout" svg:width="6.604cm" svg:height="2.139cm" svg:x="14.716cm" svg:y="2.397cm">
          <draw:text-box>
            <text:p text:style-name="P1"><text:span text:style-name="T11">Determined</text:span></text:p>
            <text:p text:style-name="P1"><text:span text:style-name="T11"><text:s/></text:span><text:span text:style-name="T11">data</text:span></text:p>
          </draw:text-box>
        </draw:frame>
        <draw:line draw:style-name="gr17" draw:text-style-name="P1" draw:layer="layout" svg:x1="17.51cm" svg:y1="4.81cm" svg:x2="17.51cm" svg:y2="16.494cm">
          <text:p/>
        </draw:line>
        <draw:line draw:style-name="gr17" draw:text-style-name="P1" draw:layer="layout" svg:x1="12.303cm" svg:y1="4.81cm" svg:x2="2.524cm" svg:y2="4.81cm">
          <text:p/>
        </draw:line>
        <draw:frame draw:style-name="gr18" draw:text-style-name="P1" draw:layer="layout" svg:width="8.509cm" svg:height="4.265cm" svg:x="2.143cm" svg:y="9.255cm">
          <draw:text-box>
            <text:p text:style-name="P1"><text:span text:style-name="T12">Overlapping data</text:span></text:p>
            <text:p text:style-name="P1"><text:span text:style-name="T13"/></text:p>
            <text:p text:style-name="P1"/>
          </draw:text-box>
        </draw:frame>
        <draw:frame draw:style-name="gr18" draw:text-style-name="P7" draw:layer="layout" svg:width="5.969cm" svg:height="3.164cm" svg:x="1.508cm" svg:y="13.076cm">
          <draw:text-box>
            <text:p text:style-name="P1"><text:span text:style-name="T14">Extreme</text:span></text:p>
            <text:p><text:span text:style-name="T14"><text:s text:c="2"/></text:span><text:span text:style-name="T14">threshold</text:span></text:p>
            <text:p><text:span text:style-name="T15"/></text:p>
          </draw:text-box>
        </draw:frame>
      </draw:page>
      <draw:page draw:name="page3" draw:style-name="dp1" draw:master-page-name="Default">
        <draw:custom-shape draw:style-name="gr11" draw:text-style-name="P5" draw:layer="layout" svg:width="10.033cm" svg:height="9.017cm" svg:x="2.57cm" svg:y="7.3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6" draw:text-style-name="P8" draw:layer="layout" svg:width="2.921cm" svg:height="2.286cm" svg:x="17.891cm" svg:y="16.494cm">
          <draw:text-box>
            <text:p><text:span text:style-name="T2">X</text:span><text:span text:style-name="T16">1</text:span></text:p>
          </draw:text-box>
        </draw:frame>
        <draw:frame draw:style-name="gr7" draw:text-style-name="P8" draw:layer="layout" svg:width="2.286cm" svg:height="1.933cm" svg:x="0.746cm" svg:y="2.369cm">
          <draw:text-box>
            <text:p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custom-shape draw:style-name="gr13" draw:text-style-name="P1" draw:layer="layout" svg:width="0.635cm" svg:height="0.762cm" svg:x="15.097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35cm" svg:height="0.762cm" svg:x="13.192cm" svg:y="2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5.969cm" svg:height="3.175cm" svg:x="8.874cm" svg:y="6.207cm">
          <draw:text-box>
            <text:p text:style-name="P1"><text:span text:style-name="T10">Perception</text:span></text:p>
            <text:p><text:span text:style-name="T10"><text:s/></text:span><text:span text:style-name="T10">threshold</text:span></text:p>
            <text:p><text:span text:style-name="T17"/></text:p>
          </draw:text-box>
        </draw:frame>
        <draw:frame draw:style-name="gr16" draw:text-style-name="P10" draw:layer="layout" svg:width="6.604cm" svg:height="2.139cm" svg:x="14.716cm" svg:y="2.397cm">
          <draw:text-box>
            <text:p text:style-name="P1"><text:span text:style-name="T11">Determined</text:span></text:p>
            <text:p text:style-name="P1"><text:span text:style-name="T11"><text:s/></text:span><text:span text:style-name="T11">data</text:span></text:p>
          </draw:text-box>
        </draw:frame>
        <draw:line draw:style-name="gr17" draw:text-style-name="P1" draw:layer="layout" svg:x1="17.51cm" svg:y1="4.81cm" svg:x2="17.51cm" svg:y2="16.494cm">
          <text:p/>
        </draw:line>
        <draw:line draw:style-name="gr17" draw:text-style-name="P1" draw:layer="layout" svg:x1="12.303cm" svg:y1="4.81cm" svg:x2="2.524cm" svg:y2="4.81cm">
          <text:p/>
        </draw:line>
        <draw:frame draw:style-name="gr18" draw:text-style-name="P9" draw:layer="layout" svg:width="8.509cm" svg:height="4.265cm" svg:x="2.143cm" svg:y="9.255cm">
          <draw:text-box>
            <text:p text:style-name="P1"><text:span text:style-name="T12">Overlapping data</text:span></text:p>
            <text:p text:style-name="P1"><text:span text:style-name="T13"/></text:p>
            <text:p text:style-name="P1"><text:span text:style-name="T17"/></text:p>
          </draw:text-box>
        </draw:frame>
        <draw:frame draw:style-name="gr18" draw:text-style-name="P11" draw:layer="layout" svg:width="5.969cm" svg:height="3.164cm" svg:x="1.508cm" svg:y="13.076cm">
          <draw:text-box>
            <text:p text:style-name="P1"><text:span text:style-name="T14">Extreme</text:span></text:p>
            <text:p><text:span text:style-name="T14"><text:s text:c="2"/></text:span><text:span text:style-name="T14">threshold</text:span></text:p>
            <text:p><text:span text:style-name="T18"/></text:p>
          </draw:text-box>
        </draw:frame>
      </draw:page>
      <draw:page draw:name="page4" draw:style-name="dp1" draw:master-page-name="Default">
        <draw:custom-shape draw:style-name="gr11" draw:text-style-name="P5" draw:layer="layout" svg:width="10.033cm" svg:height="9.017cm" svg:x="2.57cm" svg:y="7.33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6" draw:text-style-name="P8" draw:layer="layout" svg:width="2.921cm" svg:height="2.286cm" svg:x="17.891cm" svg:y="16.494cm">
          <draw:text-box>
            <text:p><text:span text:style-name="T2">X</text:span><text:span text:style-name="T16">1</text:span></text:p>
          </draw:text-box>
        </draw:frame>
        <draw:frame draw:style-name="gr7" draw:text-style-name="P8" draw:layer="layout" svg:width="2.286cm" svg:height="1.933cm" svg:x="0.746cm" svg:y="2.369cm">
          <draw:text-box>
            <text:p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frame draw:style-name="gr18" draw:text-style-name="P9" draw:layer="layout" svg:width="8.509cm" svg:height="4.265cm" svg:x="2.143cm" svg:y="9.255cm">
          <draw:text-box>
            <text:p text:style-name="P1"><text:span text:style-name="T12">Overlapping data</text:span></text:p>
            <text:p text:style-name="P1"><text:span text:style-name="T13"/></text:p>
            <text:p text:style-name="P1"><text:span text:style-name="T17"/></text:p>
          </draw:text-box>
        </draw:frame>
        <draw:frame draw:style-name="gr18" draw:text-style-name="P11" draw:layer="layout" svg:width="5.969cm" svg:height="3.164cm" svg:x="1.508cm" svg:y="13.076cm">
          <draw:text-box>
            <text:p text:style-name="P1"><text:span text:style-name="T14">Extreme</text:span></text:p>
            <text:p><text:span text:style-name="T14"><text:s text:c="2"/></text:span><text:span text:style-name="T14">threshold</text:span></text:p>
            <text:p><text:span text:style-name="T18"/></text:p>
          </draw:text-box>
        </draw:frame>
        <draw:frame draw:style-name="gr15" draw:text-style-name="P1" draw:layer="layout" svg:width="5.969cm" svg:height="3.175cm" svg:x="8.875cm" svg:y="6.208cm">
          <draw:text-box>
            <text:p text:style-name="P1"><text:span text:style-name="T10">Perception</text:span></text:p>
            <text:p><text:span text:style-name="T10"><text:s/></text:span><text:span text:style-name="T10">threshold</text:span></text:p>
            <text:p/>
          </draw:text-box>
        </draw:frame>
        <draw:frame draw:style-name="gr19" draw:text-style-name="P12" draw:layer="layout" svg:width="2.54cm" svg:height="2.855cm" svg:x="10.144cm" svg:y="9.763cm">
          <draw:text-box>
            <text:p><text:span text:style-name="T19">R</text:span></text:p>
          </draw:text-box>
        </draw:frame>
        <draw:frame draw:style-name="gr19" draw:text-style-name="P13" draw:layer="layout" svg:width="4.191cm" svg:height="2.945cm" svg:x="15.097cm" svg:y="7.707cm">
          <draw:text-box>
            <text:p><text:span text:style-name="T20">R</text:span><text:span text:style-name="T21">c</text:span></text:p>
          </draw:text-box>
        </draw:frame>
      </draw:page>
      <draw:page draw:name="page5" draw:style-name="dp1" draw:master-page-name="Default">
        <draw:custom-shape draw:style-name="gr20" draw:text-style-name="P1" draw:layer="layout" svg:width="11.938cm" svg:height="7.747cm" svg:x="2.524cm" svg:y="8.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22" draw:text-style-name="P3" draw:layer="layout" svg:width="2.286cm" svg:height="1.374cm" svg:x="4.302cm" svg:y="16.367cm">
          <draw:text-box>
            <text:p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2.921cm" svg:height="2.286cm" svg:x="17.891cm" svg:y="16.494cm">
          <draw:text-box>
            <text:p><text:span text:style-name="T2">X</text:span><text:span text:style-name="T16">1</text:span></text:p>
          </draw:text-box>
        </draw:frame>
        <draw:frame draw:style-name="gr7" draw:text-style-name="P8" draw:layer="layout" svg:width="2.286cm" svg:height="1.933cm" svg:x="0.746cm" svg:y="2.369cm">
          <draw:text-box>
            <text:p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frame draw:style-name="gr4" draw:text-style-name="P3" draw:layer="layout" svg:width="5.588cm" svg:height="2.695cm" svg:x="2.143cm" svg:y="11.894cm">
          <draw:text-box>
            <text:p><text:span text:style-name="T5">u</text:span><text:span text:style-name="T6">2</text:span><text:span text:style-name="T22">/n</text:span></text:p>
          </draw:text-box>
        </draw:frame>
        <draw:line draw:style-name="gr23" draw:text-style-name="P1" draw:layer="layout" svg:x1="2.524cm" svg:y1="8.62cm" svg:x2="10.398cm" svg:y2="16.494cm">
          <text:p/>
        </draw:line>
        <draw:frame draw:style-name="gr24" draw:text-style-name="P14" draw:layer="layout" svg:width="2.039cm" svg:height="1.375cm" svg:x="0.947cm" svg:y="7.931cm">
          <draw:text-box>
            <text:p><text:span text:style-name="T5">U'</text:span><text:span text:style-name="T6">1</text:span></text:p>
          </draw:text-box>
        </draw:frame>
        <draw:frame draw:style-name="gr24" draw:text-style-name="P14" draw:layer="layout" svg:width="2.039cm" svg:height="1.375cm" svg:x="11.661cm" svg:y="16.748cm">
          <draw:text-box>
            <text:p><text:span text:style-name="T5">U'</text:span><text:span text:style-name="T6">2</text:span></text:p>
          </draw:text-box>
        </draw:frame>
        <draw:frame draw:style-name="gr25" draw:text-style-name="P15" draw:layer="layout" svg:width="3.048cm" svg:height="2.413cm" svg:x="14.589cm" svg:y="6.969cm">
          <draw:text-box>
            <text:p><text:span text:style-name="T23">A</text:span><text:span text:style-name="T24">i</text:span></text:p>
          </draw:text-box>
        </draw:frame>
        <draw:frame draw:style-name="gr26" draw:text-style-name="P16" draw:layer="layout" svg:width="3.048cm" svg:height="2.536cm" svg:x="3.413cm" svg:y="7.858cm">
          <draw:text-box>
            <text:p><text:span text:style-name="T25">E</text:span><text:span text:style-name="T26">i</text:span></text:p>
          </draw:text-box>
        </draw:frame>
        <draw:custom-shape draw:style-name="gr27" draw:text-style-name="P1" xml:id="id2" draw:id="id2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0.525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7" draw:layer="layout" svg:width="8.255cm" svg:height="1.774cm" svg:x="6.207cm" svg:y="11.287cm">
          <draw:text-box>
            <text:p><text:span text:style-name="T27">Censored region</text:span></text:p>
          </draw:text-box>
        </draw:frame>
        <draw:frame draw:style-name="gr29" draw:text-style-name="P18" xml:id="id1" draw:id="id1" draw:layer="layout" svg:width="6.604cm" svg:height="3.905cm" svg:x="2.651cm" svg:y="2.412cm">
          <draw:text-box>
            <text:p text:style-name="P1"><text:span text:style-name="T28">Augmentation </text:span><text:span text:style-name="T29"><text:s/></text:span><text:span text:style-name="T30">Z</text:span><text:span text:style-name="T31">i</text:span><text:span text:style-name="T30"> = </text:span><text:span text:style-name="T28">PP(</text:span><text:span text:style-name="T32">τ</text:span><text:span text:style-name="T33">.</text:span><text:span text:style-name="T32">λ</text:span><text:span text:style-name="T33">)</text:span><text:span text:style-name="T28"> on </text:span><text:span text:style-name="T13">E</text:span><text:span text:style-name="T34">i </text:span></text:p>
          </draw:text-box>
        </draw:frame>
        <draw:connector draw:style-name="gr30" draw:text-style-name="P1" draw:layer="layout" draw:type="curve" svg:x1="9.255cm" svg:y1="4.364cm" svg:x2="8.747cm" svg:y2="7.35cm" draw:start-shape="id1" draw:start-glue-point="1" draw:end-shape="id2" draw:end-glue-point="10" svg:d="m9255 4364c750 0 1004 2986-508 2986" svg:viewBox="0 0 1106 2987">
          <text:p/>
        </draw:connector>
        <draw:connector draw:style-name="gr30" draw:text-style-name="P1" draw:layer="layout" draw:type="curve" svg:x1="9.255cm" svg:y1="4.364cm" svg:x2="5.445cm" svg:y2="9.255cm" draw:start-shape="id1" draw:start-glue-point="1" draw:end-shape="id3" draw:end-glue-point="4" svg:d="m9255 4364c750 0 625 1711-515 2383s-3295 305-3295 2508" svg:viewBox="0 0 4283 4892">
          <text:p/>
        </draw:connector>
        <draw:connector draw:style-name="gr30" draw:text-style-name="P1" draw:layer="layout" draw:type="curve" svg:x1="9.255cm" svg:y1="4.364cm" svg:x2="13.065cm" svg:y2="7.35cm" draw:start-shape="id1" draw:start-glue-point="1" draw:end-shape="id4" draw:end-glue-point="4" svg:d="m9255 4364c2540 0 3810 995 3810 2986" svg:viewBox="0 0 3811 2987">
          <text:p/>
        </draw:connector>
        <draw:frame draw:style-name="gr31" draw:text-style-name="P19" draw:layer="layout" svg:width="9.43cm" svg:height="2.667cm" svg:x="12.049cm" svg:y="3.794cm">
          <draw:text-box>
            <text:p><text:span text:style-name="T35"><text:s/></text:span><text:span text:style-name="T36">φ(</text:span><text:span text:style-name="T35">#{points in Ai})</text:span></text:p>
          </draw:text-box>
        </draw:frame>
        <draw:custom-shape draw:style-name="gr27" draw:text-style-name="P1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08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xml:id="id4" draw:id="id4" draw:layer="layout" svg:width="0.762cm" svg:height="0.762cm" svg:x="12.68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13.573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xml:id="id3" draw:id="id3" draw:layer="layout" svg:width="0.762cm" svg:height="0.762cm" svg:x="5.06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19.03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0.144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1.16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0" draw:text-style-name="P1" draw:layer="layout" svg:width="11.938cm" svg:height="7.747cm" svg:x="2.524cm" svg:y="8.6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22" draw:text-style-name="P3" draw:layer="layout" svg:width="2.286cm" svg:height="1.374cm" svg:x="4.302cm" svg:y="16.367cm">
          <draw:text-box>
            <text:p text:style-name="P20"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2.921cm" svg:height="2.286cm" svg:x="17.891cm" svg:y="16.494cm">
          <draw:text-box>
            <text:p text:style-name="P21"><text:span text:style-name="T2">X</text:span><text:span text:style-name="T16">1</text:span></text:p>
          </draw:text-box>
        </draw:frame>
        <draw:frame draw:style-name="gr7" draw:text-style-name="P8" draw:layer="layout" svg:width="2.286cm" svg:height="1.933cm" svg:x="0.746cm" svg:y="2.369cm">
          <draw:text-box>
            <text:p text:style-name="P21"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frame draw:style-name="gr4" draw:text-style-name="P3" draw:layer="layout" svg:width="5.588cm" svg:height="2.695cm" svg:x="2.143cm" svg:y="11.894cm">
          <draw:text-box>
            <text:p text:style-name="P20"><text:span text:style-name="T5">u</text:span><text:span text:style-name="T6">2</text:span><text:span text:style-name="T22">/n</text:span></text:p>
          </draw:text-box>
        </draw:frame>
        <draw:line draw:style-name="gr23" draw:text-style-name="P1" draw:layer="layout" svg:x1="2.524cm" svg:y1="8.62cm" svg:x2="10.398cm" svg:y2="16.494cm">
          <text:p/>
        </draw:line>
        <draw:frame draw:style-name="gr24" draw:text-style-name="P14" draw:layer="layout" svg:width="2.039cm" svg:height="1.375cm" svg:x="0.947cm" svg:y="7.931cm">
          <draw:text-box>
            <text:p text:style-name="P20"><text:span text:style-name="T5">U'</text:span><text:span text:style-name="T6">1</text:span></text:p>
          </draw:text-box>
        </draw:frame>
        <draw:frame draw:style-name="gr24" draw:text-style-name="P14" draw:layer="layout" svg:width="2.039cm" svg:height="1.375cm" svg:x="11.661cm" svg:y="16.748cm">
          <draw:text-box>
            <text:p text:style-name="P20"><text:span text:style-name="T5">U'</text:span><text:span text:style-name="T6">2</text:span></text:p>
          </draw:text-box>
        </draw:frame>
        <draw:frame draw:style-name="gr25" draw:text-style-name="P15" draw:layer="layout" svg:width="3.048cm" svg:height="2.413cm" svg:x="14.462cm" svg:y="6.969cm">
          <draw:text-box>
            <text:p text:style-name="P22"><text:span text:style-name="T23">R</text:span><text:span text:style-name="T24">i</text:span><text:span text:style-name="T37">c</text:span></text:p>
          </draw:text-box>
        </draw:frame>
        <draw:frame draw:style-name="gr26" draw:text-style-name="P16" draw:layer="layout" svg:width="3.048cm" svg:height="2.536cm" svg:x="3.413cm" svg:y="7.858cm">
          <draw:text-box>
            <text:p text:style-name="P22"><text:span text:style-name="T25">E</text:span><text:span text:style-name="T26">i</text:span></text:p>
          </draw:text-box>
        </draw:frame>
        <draw:custom-shape draw:style-name="gr27" draw:text-style-name="P1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0.525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8" draw:layer="layout" svg:width="16.764cm" svg:height="3.143cm" svg:x="22.844cm" svg:y="11.668cm">
          <draw:text-box>
            <text:p text:style-name="P23"><text:span text:style-name="T28">Augmentation process: </text:span><text:span text:style-name="T29"><text:s/></text:span></text:p>
            <text:p text:style-name="P23"><text:span text:style-name="T30">Z</text:span><text:span text:style-name="T31">i</text:span><text:span text:style-name="T30"> = </text:span><text:span text:style-name="T28">Poisson Process(</text:span><text:span text:style-name="T32">τ</text:span><text:span text:style-name="T33">.</text:span><text:span text:style-name="T38">μ</text:span><text:span text:style-name="T33">)</text:span><text:span text:style-name="T28"> on </text:span><text:span text:style-name="T13">E</text:span><text:span text:style-name="T34">i </text:span></text:p>
          </draw:text-box>
        </draw:frame>
        <draw:custom-shape draw:style-name="gr27" draw:text-style-name="P1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508cm" svg:height="0.762cm" svg:x="7.98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12.684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19.669cm" svg:y="8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0.762cm" svg:height="0.762cm" svg:x="5.064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0.762cm" svg:height="0.762cm" svg:x="19.034cm" svg:y="11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0.144cm" svg:y="13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0.762cm" svg:height="0.762cm" svg:x="11.16cm" svg:y="15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34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19.669cm" svg:y2="16.371cm">
          <text:p/>
        </draw:line>
        <draw:frame draw:style-name="gr35" draw:text-style-name="P3" draw:layer="layout" svg:width="2.667cm" svg:height="1.524cm" svg:x="4.302cm" svg:y="16.367cm">
          <draw:text-box>
            <text:p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2.921cm" svg:height="2.286cm" svg:x="17.891cm" svg:y="16.494cm">
          <draw:text-box>
            <text:p><text:span text:style-name="T2">x</text:span><text:span text:style-name="T16">1</text:span></text:p>
          </draw:text-box>
        </draw:frame>
        <draw:frame draw:style-name="gr7" draw:text-style-name="P8" draw:layer="layout" svg:width="2.286cm" svg:height="1.933cm" svg:x="0.746cm" svg:y="2.369cm">
          <draw:text-box>
            <text:p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.734cm">
          <text:p/>
        </draw:line>
        <draw:frame draw:style-name="gr4" draw:text-style-name="P3" draw:layer="layout" svg:width="5.588cm" svg:height="2.695cm" svg:x="0.746cm" svg:y="13.291cm">
          <draw:text-box>
            <text:p><text:span text:style-name="T5">u</text:span><text:span text:style-name="T6">2</text:span><text:span text:style-name="T22">/n</text:span></text:p>
          </draw:text-box>
        </draw:frame>
        <draw:line draw:style-name="gr36" draw:text-style-name="P1" draw:layer="layout" svg:x1="2.397cm" svg:y1="7.985cm" svg:x2="13.446cm" svg:y2="7.985cm">
          <text:p/>
        </draw:line>
        <draw:frame draw:style-name="gr37" draw:text-style-name="P24" draw:layer="layout" svg:width="6.59cm" svg:height="1.119cm" svg:x="4.651cm" svg:y="8.493cm">
          <draw:text-box>
            <text:p><text:span text:style-name="T39">Censored interval</text:span></text:p>
          </draw:text-box>
        </draw:frame>
        <draw:custom-shape draw:style-name="gr38" draw:text-style-name="P1" xml:id="id5" draw:id="id5" draw:layer="layout" svg:width="1.016cm" svg:height="1.143cm" svg:x="5.572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5" draw:layer="layout" svg:width="11.035cm" svg:height="2.64cm" svg:x="2.572cm" svg:y="2.46cm">
          <draw:text-box>
            <text:p><text:span text:style-name="T29">Augmentation data</text:span></text:p>
            <text:p><text:span text:style-name="T29"><text:s/></text:span><text:span text:style-name="T30">Z</text:span><text:span text:style-name="T31">j</text:span><text:span text:style-name="T30"> <text:s/>= </text:span><text:span text:style-name="T29">[</text:span><text:span text:style-name="T30">X</text:span><text:span text:style-name="T40">censored</text:span><text:span text:style-name="T29"> |</text:span><text:span text:style-name="T30"> X</text:span><text:span text:style-name="T40">observed</text:span><text:span text:style-name="T41">, </text:span><text:span text:style-name="T42">θ</text:span><text:span text:style-name="T29">]</text:span></text:p>
          </draw:text-box>
        </draw:frame>
        <draw:connector draw:style-name="gr30" draw:text-style-name="P1" draw:layer="layout" draw:type="curve" draw:line-skew="-0.312cm" svg:x1="6.08cm" svg:y1="7.096cm" svg:x2="10.924cm" svg:y2="7.409cm" draw:start-shape="id5" draw:start-glue-point="4" svg:d="m6080 7096c0-1221 4844-1377 4844 313" svg:viewBox="0 0 4845 1250">
          <text:p/>
        </draw:connector>
        <draw:connector draw:style-name="gr30" draw:text-style-name="P1" draw:layer="layout" draw:type="curve" draw:line-skew="-0.293cm" svg:x1="6.08cm" svg:y1="7.096cm" svg:x2="4.196cm" svg:y2="7.484cm" draw:start-shape="id5" draw:start-glue-point="4" svg:d="m6080 7096c0-1192-1884-1386-1884 388" svg:viewBox="0 0 1885 1308">
          <text:p/>
        </draw:connector>
        <draw:frame draw:style-name="gr40" draw:text-style-name="P26" draw:layer="layout" svg:width="8.001cm" svg:height="1.195cm" svg:x="6.08cm" svg:y="12.811cm">
          <draw:text-box>
            <text:p><text:span text:style-name="T43">Extremal region</text:span></text:p>
          </draw:text-box>
        </draw:frame>
      </draw:page>
      <draw:page draw:name="page8" draw:style-name="dp1" draw:master-page-name="Default">
        <draw:custom-shape draw:style-name="gr41" draw:text-style-name="P1" draw:layer="layout" svg:width="11.43cm" svg:height="1.651cm" svg:x="2.651cm" svg:y="14.58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7.874cm" svg:height="7.874cm" svg:x="2.397cm" svg:y="8.49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7" draw:layer="layout" svg:width="16.256cm" svg:height="6.604cm" svg:x="2.524cm" svg:y="9.89cm">
          <text:p text:style-name="P1"><text:span text:style-name="T44">Observed <text:s/>censored regions (variable) </text:span></text:p>
          <text:p text:style-name="P1"><text:span text:style-name="T44">A </text:span><text:span text:style-name="T45">i,n</text:span><text:span text:style-name="T46">c</text:span>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2.524cm" svg:y1="16.371cm" svg:x2="19.669cm" svg:y2="16.371cm">
          <text:p/>
        </draw:line>
        <draw:frame draw:style-name="gr35" draw:text-style-name="P3" draw:layer="layout" svg:width="2.667cm" svg:height="1.524cm" svg:x="4.302cm" svg:y="16.367cm">
          <draw:text-box>
            <text:p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3.683cm" svg:height="2.286cm" svg:x="17.129cm" svg:y="16.494cm">
          <draw:text-box>
            <text:p><text:span text:style-name="T2">X</text:span><text:span text:style-name="T16">1 </text:span><text:span text:style-name="T2">/ n</text:span></text:p>
          </draw:text-box>
        </draw:frame>
        <draw:frame draw:style-name="gr7" draw:text-style-name="P8" draw:layer="layout" svg:width="4.445cm" svg:height="1.933cm" svg:x="0.746cm" svg:y="2.369cm">
          <draw:text-box>
            <text:p><text:span text:style-name="T2">X</text:span><text:span text:style-name="T16">2 </text:span><text:span text:style-name="T2">/ n</text:span></text:p>
          </draw:text-box>
        </draw:frame>
        <draw:line draw:style-name="gr44" draw:text-style-name="P1" draw:layer="layout" svg:x1="2.524cm" svg:y1="16.494cm" svg:x2="2.524cm" svg:y2="4.806cm">
          <text:p/>
        </draw:line>
        <draw:frame draw:style-name="gr4" draw:text-style-name="P3" draw:layer="layout" svg:width="5.588cm" svg:height="2.695cm" svg:x="0.746cm" svg:y="13.291cm">
          <draw:text-box>
            <text:p><text:span text:style-name="T5">u</text:span><text:span text:style-name="T6">2</text:span><text:span text:style-name="T22">/n</text:span></text:p>
          </draw:text-box>
        </draw:frame>
        <draw:custom-shape draw:style-name="gr38" draw:text-style-name="P1" draw:layer="layout" svg:width="0.889cm" svg:height="0.762cm" svg:x="5.572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28" draw:layer="layout" svg:width="10.351cm" svg:height="1.276cm" svg:x="9.763cm" svg:y="5.064cm">
          <draw:text-box>
            <text:p><text:span text:style-name="T30">: <text:s text:c="2"/>Fixed failure region</text:span></text:p>
          </draw:text-box>
        </draw:frame>
        <draw:custom-shape draw:style-name="gr38" draw:text-style-name="P1" draw:layer="layout" svg:width="0.889cm" svg:height="0.762cm" svg:x="13.573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16.367cm" svg:y="1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4.429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6.969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2.905cm" svg:y="13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635cm" svg:x="5.953cm" svg:y="10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5.445cm" svg:y="14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4.683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5.064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889cm" svg:height="0.762cm" svg:x="5.573cm" svg:y="7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9" draw:layer="layout" svg:width="3.612cm" svg:height="3.083cm" svg:x="6.786cm" svg:y="4.556cm">
          <draw:text-box>
            <text:p text:style-name="P1"><text:span text:style-name="T47">A</text:span><text:span text:style-name="T48">u,n</text:span></text:p>
          </draw:text-box>
        </draw:frame>
      </draw:page>
      <draw:page draw:name="page9" draw:style-name="dp1" draw:master-page-name="Default">
        <draw:custom-shape draw:style-name="gr46" draw:text-style-name="P1" draw:layer="layout" svg:width="9.144cm" svg:height="8.382cm" svg:x="2.524cm" svg:y="7.98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0" draw:layer="layout" svg:width="16.256cm" svg:height="5.588cm" svg:x="2.651cm" svg:y="10.906cm">
          <text:p text:style-name="P1"><text:span text:style-name="T49">Overlapping regions <text:s text:c="2"/>A </text:span><text:span text:style-name="T50">i,n</text:span><text:span text:style-name="T51">c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2.524cm" svg:y1="16.371cm" svg:x2="19.669cm" svg:y2="16.371cm">
          <text:p/>
        </draw:line>
        <draw:frame draw:style-name="gr35" draw:text-style-name="P3" draw:layer="layout" svg:width="2.667cm" svg:height="1.524cm" svg:x="4.302cm" svg:y="16.367cm">
          <draw:text-box>
            <text:p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3.683cm" svg:height="2.286cm" svg:x="17.129cm" svg:y="16.494cm">
          <draw:text-box>
            <text:p><text:span text:style-name="T2">X</text:span><text:span text:style-name="T16">1 </text:span><text:span text:style-name="T2">/ n</text:span></text:p>
          </draw:text-box>
        </draw:frame>
        <draw:frame draw:style-name="gr7" draw:text-style-name="P8" draw:layer="layout" svg:width="4.445cm" svg:height="1.933cm" svg:x="0.746cm" svg:y="2.369cm">
          <draw:text-box>
            <text:p><text:span text:style-name="T2">X</text:span><text:span text:style-name="T16">2 </text:span><text:span text:style-name="T2">/ n</text:span></text:p>
          </draw:text-box>
        </draw:frame>
        <draw:line draw:style-name="gr44" draw:text-style-name="P1" draw:layer="layout" svg:x1="2.524cm" svg:y1="16.494cm" svg:x2="2.524cm" svg:y2="4.806cm">
          <text:p/>
        </draw:line>
        <draw:frame draw:style-name="gr4" draw:text-style-name="P3" draw:layer="layout" svg:width="5.588cm" svg:height="2.695cm" svg:x="0.746cm" svg:y="13.291cm">
          <draw:text-box>
            <text:p><text:span text:style-name="T5">u</text:span><text:span text:style-name="T6">2</text:span><text:span text:style-name="T22">/n</text:span></text:p>
          </draw:text-box>
        </draw:frame>
        <draw:frame draw:style-name="gr40" draw:text-style-name="P28" draw:layer="layout" svg:width="10.351cm" svg:height="1.276cm" svg:x="10.271cm" svg:y="1.762cm">
          <draw:text-box>
            <text:p><text:span text:style-name="T30">: <text:s text:c="2"/>Fixed failure region</text:span></text:p>
          </draw:text-box>
        </draw:frame>
        <draw:frame draw:style-name="gr45" draw:text-style-name="P31" draw:layer="layout" svg:width="3.612cm" svg:height="3.083cm" svg:x="7.477cm" svg:y="0.838cm">
          <draw:text-box>
            <text:p text:style-name="P1"><text:span text:style-name="T47">A</text:span><text:span text:style-name="T48">u,n</text:span></text:p>
          </draw:text-box>
        </draw:frame>
        <draw:frame draw:style-name="gr49" draw:text-style-name="P32" draw:layer="layout" svg:width="15.113cm" svg:height="4.622cm" svg:x="6.08cm" svg:y="4.379cm">
          <draw:text-box>
            <text:p text:style-name="P1"><text:span text:style-name="T52">Complementaries A </text:span><text:span text:style-name="T53">i,n</text:span><text:span text:style-name="T52"> of overlapping regions </text:span></text:p>
            <text:p text:style-name="P1"><text:span text:style-name="T52"><text:s text:c="19"/></text:span></text:p>
          </draw:text-box>
        </draw:frame>
      </draw:page>
      <draw:page draw:name="page10" draw:style-name="dp1" draw:master-page-name="Default">
        <draw:custom-shape draw:style-name="gr46" draw:text-style-name="P1" draw:layer="layout" svg:width="9.398cm" svg:height="8.382cm" svg:x="2.524cm" svg:y="7.985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6.256cm" svg:height="5.588cm" svg:x="2.651cm" svg:y="10.906cm">
          <text:p text:style-name="P33"><text:span text:style-name="T54">Overlapping regions <text:s text:c="2"/>R </text:span><text:span text:style-name="T55">i,n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2.413cm" svg:height="2.413cm" svg:x="2.488cm" svg:y="14.0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4" draw:text-style-name="P1" draw:layer="layout" svg:x1="2.524cm" svg:y1="16.371cm" svg:x2="19.669cm" svg:y2="16.371cm">
          <text:p/>
        </draw:line>
        <draw:frame draw:style-name="gr35" draw:text-style-name="P3" draw:layer="layout" svg:width="2.667cm" svg:height="1.524cm" svg:x="4.302cm" svg:y="16.367cm">
          <draw:text-box>
            <text:p text:style-name="P20"><text:span text:style-name="T5">u</text:span><text:span text:style-name="T6">1 </text:span><text:span text:style-name="T22">/n</text:span></text:p>
          </draw:text-box>
        </draw:frame>
        <draw:frame draw:style-name="gr6" draw:text-style-name="P8" draw:layer="layout" svg:width="3.683cm" svg:height="2.286cm" svg:x="17.129cm" svg:y="16.494cm">
          <draw:text-box>
            <text:p text:style-name="P21"><text:span text:style-name="T2">X</text:span><text:span text:style-name="T16">1 </text:span><text:span text:style-name="T2">/ n</text:span></text:p>
          </draw:text-box>
        </draw:frame>
        <draw:frame draw:style-name="gr7" draw:text-style-name="P8" draw:layer="layout" svg:width="4.445cm" svg:height="1.933cm" svg:x="0.746cm" svg:y="2.369cm">
          <draw:text-box>
            <text:p text:style-name="P21"><text:span text:style-name="T2">X</text:span><text:span text:style-name="T16">2 </text:span><text:span text:style-name="T2">/ n</text:span></text:p>
          </draw:text-box>
        </draw:frame>
        <draw:line draw:style-name="gr44" draw:text-style-name="P1" draw:layer="layout" svg:x1="2.524cm" svg:y1="16.494cm" svg:x2="2.524cm" svg:y2="4.806cm">
          <text:p/>
        </draw:line>
        <draw:frame draw:style-name="gr4" draw:text-style-name="P3" draw:layer="layout" svg:width="5.588cm" svg:height="2.695cm" svg:x="0.746cm" svg:y="13.291cm">
          <draw:text-box>
            <text:p text:style-name="P20"><text:span text:style-name="T5">u</text:span><text:span text:style-name="T6">2</text:span><text:span text:style-name="T22">/n</text:span></text:p>
          </draw:text-box>
        </draw:frame>
        <draw:frame draw:style-name="gr49" draw:text-style-name="P32" draw:layer="layout" svg:width="15.113cm" svg:height="3.356cm" svg:x="5.953cm" svg:y="3.998cm">
          <draw:text-box>
            <text:p text:style-name="P35"><text:span text:style-name="T52">Complementaries R</text:span><text:span text:style-name="T51">c</text:span><text:span text:style-name="T52"> </text:span><text:span text:style-name="T53">i,n</text:span><text:span text:style-name="T52"> </text:span></text:p>
            <text:p text:style-name="P35"><text:span text:style-name="T52"><text:s text:c="19"/></text:span></text:p>
          </draw:text-box>
        </draw:frame>
      </draw:page>
      <draw:page draw:name="page11" draw:style-name="dp1" draw:master-page-name="Default">
        <draw:custom-shape draw:style-name="gr50" draw:text-style-name="P1" draw:layer="layout" svg:width="17.78cm" svg:height="15.367cm" svg:x="2.524cm" svg:y="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6.985cm" svg:height="7.239cm" svg:x="2.524cm" svg:y="9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524cm" svg:y1="16.371cm" svg:x2="20.177cm" svg:y2="16.494cm">
          <text:p/>
        </draw:line>
        <draw:frame draw:style-name="gr4" draw:text-style-name="P8" draw:layer="layout" svg:width="5.588cm" svg:height="2.695cm" svg:x="8.874cm" svg:y="16.494cm">
          <draw:text-box>
            <text:p><text:span text:style-name="T2">u</text:span><text:span text:style-name="T3">1</text:span></text:p>
          </draw:text-box>
        </draw:frame>
        <draw:frame draw:style-name="gr6" draw:text-style-name="P8" draw:layer="layout" svg:width="2.921cm" svg:height="2.286cm" svg:x="18.526cm" svg:y="17.002cm">
          <draw:text-box>
            <text:p><text:span text:style-name="T2">X</text:span><text:span text:style-name="T16">1</text:span></text:p>
          </draw:text-box>
        </draw:frame>
        <draw:frame draw:style-name="gr52" draw:text-style-name="P8" draw:layer="layout" svg:width="2.286cm" svg:height="3.048cm" svg:x="0.746cm" svg:y="1.889cm">
          <draw:text-box>
            <text:p><text:span text:style-name="T2">X</text:span><text:span text:style-name="T16">2</text:span></text:p>
          </draw:text-box>
        </draw:frame>
        <draw:line draw:style-name="gr3" draw:text-style-name="P1" draw:layer="layout" svg:x1="2.524cm" svg:y1="16.371cm" svg:x2="2.524cm" svg:y2="1cm">
          <text:p/>
        </draw:line>
        <draw:frame draw:style-name="gr4" draw:text-style-name="P8" draw:layer="layout" svg:width="5.588cm" svg:height="2.695cm" svg:x="0.873cm" svg:y="7.068cm">
          <draw:text-box>
            <text:p><text:span text:style-name="T2">u</text:span><text:span text:style-name="T3">2</text:span></text:p>
          </draw:text-box>
        </draw:frame>
        <draw:frame draw:style-name="gr25" draw:text-style-name="P36" draw:layer="layout" svg:width="12.954cm" svg:height="3.514cm" svg:x="8.366cm" svg:y="11.033cm">
          <draw:text-box>
            <text:p text:style-name="P1"><text:span text:style-name="T2">A</text:span><text:span text:style-name="T3">0</text:span><text:span text:style-name="T2"> : </text:span></text:p>
            <text:p text:style-name="P1"><text:span text:style-name="T2">“</text:span><text:span text:style-name="T2">Extremal region”</text:span></text:p>
          </draw:text-box>
        </draw:frame>
        <draw:custom-shape draw:style-name="gr53" draw:text-style-name="P1" draw:layer="layout" svg:width="6.537cm" svg:height="9.245cm" draw:transform="rotate (2.35619449019234) translate (12.607cm 11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" draw:layer="layout" svg:width="4.572cm" svg:height="3.425cm" svg:x="12.811cm" svg:y="3.925cm">
          <draw:text-box>
            <text:p><text:span text:style-name="T8">A </text:span></text:p>
          </draw:text-box>
        </draw:frame>
        <draw:line draw:style-name="gr55" draw:text-style-name="P1" draw:layer="layout" svg:x1="2.605cm" svg:y1="16.403cm" svg:x2="5.572cm" svg:y2="9.001cm">
          <text:p/>
        </draw:line>
        <draw:frame draw:style-name="gr19" draw:text-style-name="P37" draw:layer="layout" svg:width="3.683cm" svg:height="1.778cm" svg:x="6.08cm" svg:y="2.016cm">
          <draw:text-box>
            <text:p><text:span text:style-name="T2">X</text:span></text:p>
          </draw:text-box>
        </draw:frame>
        <draw:line draw:style-name="gr56" draw:text-style-name="P1" draw:layer="layout" svg:x1="7.604cm" svg:y1="4.175cm" svg:x2="5.572cm" svg:y2="9.128cm">
          <text:p/>
        </draw:line>
        <draw:custom-shape draw:style-name="gr57" draw:text-style-name="P1" draw:layer="layout" svg:width="0.762cm" svg:height="0.762cm" svg:x="7.22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45" draw:display-name="Hatching 45" draw:style="single" draw:color="#000000" draw:distance="0.508cm" draw:rotation="1350"/>
    <draw:hatch draw:name="Hatching_20_46" draw:display-name="Hatching 46" draw:style="single" draw:color="#ffffff" draw:distance="0.356cm" draw:rotation="1350"/>
    <draw:hatch draw:name="Hatching_20_47" draw:display-name="Hatching 47" draw:style="single" draw:color="#94006b" draw:distance="0.914cm" draw:rotation="1350"/>
    <draw:hatch draw:name="Hatching_20_salmon" draw:display-name="Hatching salmon" draw:style="single" draw:color="#e171f2" draw:distance="1.27cm" draw:rotation="450"/>
    <draw:hatch draw:name="hatchingGrey" draw:style="single" draw:color="#ffffff" draw:distance="0.914cm" draw:rotation="13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e Sabourin</meta:initial-creator>
    <meta:creation-date>2012-03-27T14:45:22</meta:creation-date>
    <dc:date>2014-04-03T10:28:53</dc:date>
    <dc:creator>Anne Sabourin</dc:creator>
    <meta:editing-duration>PT7H12M25S</meta:editing-duration>
    <meta:editing-cycles>66</meta:editing-cycles>
    <meta:generator>LibreOffice/3.5$Linux_X86_64 LibreOffice_project/350m1$Build-2</meta:generator>
    <meta:document-statistic meta:object-count="183"/>
  </office:meta>
</office:document-meta>
</file>